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color="#0000ff"/>
    </style:style>
    <style:style style:name="P2" style:family="paragraph" style:parent-style-name="Text_20_body">
      <style:text-properties officeooo:rsid="00191390" officeooo:paragraph-rsid="00191390"/>
    </style:style>
    <style:style style:name="P3" style:family="paragraph" style:parent-style-name="Text_20_body">
      <style:text-properties officeooo:rsid="001a1c89" officeooo:paragraph-rsid="001a1c89"/>
    </style:style>
    <style:style style:name="P4" style:family="paragraph" style:parent-style-name="Text_20_body">
      <style:text-properties fo:color="#00ff66" officeooo:rsid="001a1c89" officeooo:paragraph-rsid="001a1c89" fo:background-color="#000000"/>
    </style:style>
    <style:style style:name="P5" style:family="paragraph" style:parent-style-name="Text_20_body">
      <style:text-properties fo:color="#0093d9"/>
    </style:style>
    <style:style style:name="P6" style:family="paragraph" style:parent-style-name="Text_20_body">
      <style:text-properties officeooo:paragraph-rsid="001dbf77"/>
    </style:style>
    <style:style style:name="P7" style:family="paragraph" style:parent-style-name="Text_20_body">
      <style:text-properties officeooo:paragraph-rsid="0020207f"/>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fo:color="#ff0000"/>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paragraph-properties fo:margin-top="0in" fo:margin-bottom="0in" style:contextual-spacing="false"/>
      <style:text-properties fo:color="#800000"/>
    </style:style>
    <style:style style:name="P14" style:family="paragraph" style:parent-style-name="Text_20_body" style:list-style-name="L2">
      <style:paragraph-properties fo:margin-top="0in" fo:margin-bottom="0in" style:contextual-spacing="false"/>
      <style:text-properties fo:color="#800000" fo:background-color="#ffffff"/>
    </style:style>
    <style:style style:name="T1" style:family="text">
      <style:text-properties officeooo:rsid="000f18e0"/>
    </style:style>
    <style:style style:name="T2" style:family="text">
      <style:text-properties fo:color="#ff0000"/>
    </style:style>
    <style:style style:name="T3" style:family="text">
      <style:text-properties fo:color="#ff0000" fo:background-color="#ffff66" loext:char-shading-value="0"/>
    </style:style>
    <style:style style:name="T4" style:family="text">
      <style:text-properties fo:color="#ff0000" fo:background-color="#ffff00" loext:char-shading-value="0"/>
    </style:style>
    <style:style style:name="T5" style:family="text">
      <style:text-properties fo:color="#ff0000" officeooo:rsid="0024942b"/>
    </style:style>
    <style:style style:name="T6" style:family="text">
      <style:text-properties fo:color="#0000ff"/>
    </style:style>
    <style:style style:name="T7" style:family="text">
      <style:text-properties fo:color="#0000ff" officeooo:rsid="001695a6"/>
    </style:style>
    <style:style style:name="T8" style:family="text">
      <style:text-properties fo:color="#0000ff" officeooo:rsid="0024942b"/>
    </style:style>
    <style:style style:name="T9" style:family="text">
      <style:text-properties officeooo:rsid="00121eae"/>
    </style:style>
    <style:style style:name="T10" style:family="text">
      <style:text-properties officeooo:rsid="00144935"/>
    </style:style>
    <style:style style:name="T11" style:family="text">
      <style:text-properties fo:color="#ff3333"/>
    </style:style>
    <style:style style:name="T12" style:family="text">
      <style:text-properties fo:color="#ff3333" officeooo:rsid="0024942b"/>
    </style:style>
    <style:style style:name="T13" style:family="text">
      <style:text-properties fo:color="#ff3333" officeooo:rsid="0024942b" fo:background-color="#000000"/>
    </style:style>
    <style:style style:name="T14" style:family="text">
      <style:text-properties officeooo:rsid="0017ca06"/>
    </style:style>
    <style:style style:name="T15" style:family="text">
      <style:text-properties officeooo:rsid="0018ec20"/>
    </style:style>
    <style:style style:name="T16" style:family="text">
      <style:text-properties fo:color="#00ff66" fo:background-color="#000000" loext:char-shading-value="0"/>
    </style:style>
    <style:style style:name="T17" style:family="text">
      <style:text-properties fo:color="#00ff66" officeooo:rsid="001dbf77" fo:background-color="#000000" loext:char-shading-value="0"/>
    </style:style>
    <style:style style:name="T18" style:family="text">
      <style:text-properties officeooo:rsid="001dbf77"/>
    </style:style>
    <style:style style:name="T19" style:family="text">
      <style:text-properties fo:color="#ff0066" fo:background-color="#ffff00" loext:char-shading-value="0"/>
    </style:style>
    <style:style style:name="T20" style:family="text">
      <style:text-properties fo:color="#00cc00"/>
    </style:style>
    <style:style style:name="T21" style:family="text">
      <style:text-properties fo:color="#00cc00" officeooo:rsid="0024942b"/>
    </style:style>
    <style:style style:name="T22" style:family="text">
      <style:text-properties fo:color="#00cc00" fo:background-color="#000000"/>
    </style:style>
    <style:style style:name="T23" style:family="text">
      <style:text-properties fo:color="#00cc00" officeooo:rsid="0024942b" fo:background-color="#00000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2">XYZ</text:span> – No comprehensió (important)</text:p>
        <text:p text:style-name="P2"><text:span text:style-name="T6">XYZ</text:span> – No comprehensió (ometre?)</text:p>
        <text:p text:style-name="P2"><text:span text:style-name="T3">XYZ</text:span> – Buscar informació</text:p>
        <text:p text:style-name="P3"><text:span text:style-name="T16">XYZ </text:span>– Comentaris propis</text:p>
        <text:h text:style-name="Heading_20_2" text:outline-level="2"/>
        <text:h text:style-name="Heading_20_2" text:outline-level="2"><text:bookmark text:name="h.2jozv45379xw"/>Background: syslog</text:h>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text:span text:style-name="T1">T</text:span>he number of limitations are substantial, and over time they have started to be serious problems:</text:p>
        <text:list xml:id="list7743972493968441481" text:style-name="L1">
          <text:list-item>
            <text:p text:style-name="P10">The message data is generally not authenticated, every local process can claim to be Apache under PID 4711, and syslog will believe that and store it on disk.</text:p>
          </text:list-item>
          <text:list-item>
            <text:p text:style-name="P10">The data logged is very free-form. Automated log-analyzers need to parse human language strings to a) identify message types, and b) parse parameters from them. This results in regex horrors.</text:p>
          </text:list-item>
          <text:list-item>
            <text:p text:style-name="P10">The timestamps generally do not carry timezone information, even though some newer specifications define support for it.</text:p>
          </text:list-item>
          <text:list-item>
            <text:p text:style-name="P10">Syslog is only one of many log systems on local machines. Separate logs are kept for utmp/wtmp, lastlog, audit, kernel logs, firmware logs, and a multitude of application-specific log formats.</text:p>
          </text:list-item>
          <text:list-item>
            <text:p text:style-name="P10">Reading log files is simple but very inefficient. Indexing is generally not available.</text:p>
          </text:list-item>
          <text:list-item>
            <text:p text:style-name="P10">The syslog network protocol is very simple, but also very limited. Since it generally supports only a push transfer model, and does not employ store-and-forward, problems such as Thundering Herd or packet loss severely hamper its use.</text:p>
          </text:list-item>
          <text:list-item>
            <text:p text:style-name="P10">Log files are easily manipulable by attackers, providing easy ways to hide attack information from the administrator</text:p>
          </text:list-item>
          <text:list-item>
            <text:p text:style-name="P10">Access control is non-existent. Unless manually scripted by the administrator a user either gets full access to the log files, or no access at all.</text:p>
          </text:list-item>
          <text:list-item>
            <text:p text:style-name="P10">The meta data stored for log entries is limited, and <text:span text:style-name="T2">lacking key bits of information, such as service name, audit session or monotonic timestamps.</text:span></text:p>
          </text:list-item>
          <text:list-item>
            <text:p text:style-name="P10"><text:soft-page-break/>Automatic rotation of log files is available, but less than ideal in most implementations: <text:span text:style-name="T2">instead of watching disk usage continuously to enforce disk usage limits rotation is only attempted in fixed time intervals, thus leaving the door open to many DoS attacks.</text:span></text:p>
          </text:list-item>
          <text:list-item>
            <text:p text:style-name="P11">Rate limiting is available in some implementations, however, generally does not take the disk usage or service assignment into account, which is highly advisable.</text:p>
          </text:list-item>
          <text:list-item>
            <text:p text:style-name="P11">Compression in the log structure on disk is generally available but usually only as effect of rotation and has a negative effect on the already bad complexity behaviour of many key log operations.</text:p>
          </text:list-item>
          <text:list-item>
            <text:p text:style-name="P10">Classic Syslog traditionally is not useful to handle early boot or late shutdown logging, even though recent improvements (for example in systemd) made this work.</text:p>
          </text:list-item>
          <text:list-item>
            <text:p text:style-name="P8">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text:span text:style-name="T2"> In addition, due to the limitations of syslog, at this point in time users frequently have to rely on closed source components to make sense of the gathered logging data, and make access to it efficient.</text:span></text:p>
        <text:p text:style-name="Text_20_body">Logging is a crucial part of service management. On Unix, most running services connect to syslog to write log messages. In systemd, we built logging into the very core of service management: all services started are automatically connected to syslog with their standard output and error output. Regardless whether a service is started at early boot or during normal operation, its output ends up in the system logs.<text:span text:style-name="T6"> 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text:span text:style-name="T9">O</text:span>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2">decompressing</text:span> them on-the-fly) is required, and the data stored might be manipulated, and cannot easily be mapped to the systemd service name and runtime.</text:p>
        <text:h text:style-name="Heading_20_2" text:outline-level="2"><text:bookmark text:name="h.qrkg5b24styt"/>The Journal</text:h>
        <text:p text:style-name="Text_20_body"><text:span text:style-name="T10">W</text:span>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4164172017586378399" text:style-name="L2">
          <text:list-item>
            <text:p text:style-name="P12">Simplicity: little code with few dependencies and minimal waste <text:span text:style-name="T2">through abstraction.</text:span></text:p>
          </text:list-item>
          <text:list-item>
            <text:p text:style-name="P12">Zero Maintenance: logging is crucial functionality to debug and monitor systems, as such it should not be a problem source of its own, and work as well as it can even in dire <text:soft-page-break/>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2">Robustness: data files generated by the journal should be directly accessible to administrators and be useful when copied to different hosts with tools like “scp” or “rsync”. Incomplete copies should be processed gracefully.<text:span text:style-name="T2"> </text:span><text:span text:style-name="T6">Journal file browsing clients should work without the journal daemon being around.</text:span></text:p>
          </text:list-item>
          <text:list-item>
            <text:p text:style-name="P12">Portable:<text:span text:style-name="T2"> 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2">Performance: journal operations for appending and browsing should be fast in terms of complexity. <text:span text:style-name="T7">I</text:span><text:span text:style-name="T6">s highly advisable, in order to provide for organization-wide log monitoring with good performance</text:span></text:p>
          </text:list-item>
          <text:list-item>
            <text:p text:style-name="P12">Integration: the journal should be closely integrated with the rest of the system, so that logging is so basic for a service,<text:span text:style-name="T6"> that it would need to opt-out of it in order to avoid it. Logging is a core responsibility for a service manager.</text:span></text:p>
          </text:list-item>
          <text:list-item>
            <text:p text:style-name="P12">Minimal Footprint: journal data files should be small in disk size, especially in the light that the amount of data generated might be substantially bigger than on classic syslog.</text:p>
          </text:list-item>
          <text:list-item>
            <text:p text:style-name="P12">General Purpose Event Storage: the journal should be useful to store any kind of journal entry, <text:span text:style-name="T11">regardless of its format, its meta data or size.</text:span></text:p>
          </text:list-item>
          <text:list-item>
            <text:p text:style-name="P12">Unification: all loggable events end up in the same data store, so that global context of the journal entries is stored and available later. e.g. a firmware entry is often followed by a kernel entry, and ultimately a userspace entry.</text:p>
          </text:list-item>
          <text:list-item>
            <text:p text:style-name="P12">Base for Higher Level Tools: the journal should provide a generally useful API which can be used by health monitors, recovery tools, crash report generators and other higher level tools to access the logged journal data.</text:p>
          </text:list-item>
          <text:list-item>
            <text:p text:style-name="P13">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4">Universality: as a basic building block of the OS the journal should be universal enough and extensible to cater for application-specific needs. The format needs to be extensible, and APIs need to be available.</text:p>
          </text:list-item>
          <text:list-item>
            <text:p text:style-name="P14">Clustering &amp; Network: Today computers seldom work in isolation. It is crucial that logging caters for that and journal files and utilities are from the ground on developed to support big multi-host installations.</text:p>
          </text:list-item>
          <text:list-item>
            <text:p text:style-name="P9">Security: Journal files should be authenticated to make undetected manipulation impossible.</text:p>
          </text:list-item>
        </text:list>
        <text:p text:style-name="Text_20_body"><text:span text:style-name="T14">H</text:span>ere’s an high-level technical overview of what we came up with to implement all this and how the <text:soft-page-break/>new system works:</text:p>
        <text:p text:style-name="P1"><text:span text:style-name="T15">J</text:span>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 <text:span text:style-name="T3">meta fields.</text:span> The values of these trusted fields are determined by the journal service itself and cannot be faked by the client side. <text:span text:style-name="T2">In case hardware and kernel devices are involved, the journal service will augment the log entry with the currently available device information from the </text:span><text:span text:style-name="T3">udev</text:span><text:span text:style-name="T2"> database, which stores all known device names and </text:span><text:span text:style-name="T3">symlinks</text:span><text:span text:style-name="T2">,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text:soft-page-break/>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843043933000&amp;usg=AFQjCNE_x3QQnNEUZO0R6bdUcOcmiBmBLA">https://docs.google.com/document/pub?id=1MqQpm-ey8yVDPY8QVL155pvivay3Ut09dKxeVyNCrp8</text:a></text:p>
        <text:p text:style-name="P4">(journal_fields.html descarregat)</text:p>
        <text:p text:style-name="P5"/>
        <text:p text:style-name="Text_20_body">The native journal file format is inspired by classic log files as well as git repositories. <text:span text:style-name="T2">It is designed in a way that log data is only attached at the end </text:span><text:span text:style-name="T23">(on vulguis que vagi, localment o no)</text:span>,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ext:span text:style-name="T6">The net effect is that even though substantially more meta data is logged by the journal than by classic syslog the disk footprint does not immediately reflect that.</text:span></text:p>
        <text:p text:style-name="Text_20_body">No synchronization between log browser tools and journald is necessary, clients which want to browse the journal files can simply mmap() the journal files and use file change notifications for information about updates.</text:p>
        <text:p text:style-name="P6">A client library to allow access to the journal files is available, which enables indexed access to entries via any field, and with random access via <text:span text:style-name="T4">monotonic</text:span> or <text:span text:style-name="T4">wallclock timestamps</text:span>. The client library automatically coalesces multiple journal files so that they appear as a single unified stream of journal entries. This is used to hide <text:span text:style-name="T18">(</text:span><text:span text:style-name="T17">amagar</text:span><text:span text:style-name="T18">)</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6">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22"> </text:span><text:span text:style-name="T23">(usuaris poden veure x logs, com els propis, però els d'altres)</text:span></text:p>
        <text:p text:style-name="Text_20_body">Data can be generated from a variety of sources: kernel messages generated with printk(), userspace messages generated with syslog(3), userspace entries using the native API, coredumps via /proc/proc/sys/kernel/core_pattern and more. <text:span text:style-name="T6">Later on we hope to hook up firmware messages (UEFI </text:span><text:soft-page-break/><text:span text:style-name="T6">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7">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This is designed to be compatible with other logging systems which use UUIDs to identify message types, such as the UEFI firmware logs. </text:p>
        <text:p text:style-name="P7">If a developer needs a new 128bit ID to assign to a new message type he introduced, all he needs to do is run “cat /proc/sys/kernel/random/uuid” which returns a new UUID on each invocation. The 128bit IDs can also be used to implement localized message <text:span text:style-name="T19">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ext:p>
        <text:p text:style-name="Text_20_body">Journal files can be rotated, deleted, copied to other machines, merged, or otherwise manipulated. In order to ensure that applications, synchronization tools and network services can reliably identify entries <text:span text:style-name="T11">all journal entries can be identified by a cursor string </text:span><text:span text:style-name="T12">(</text:span><text:span text:style-name="T23">string index</text:span><text:span text:style-name="T12">)</text:span><text:span text:style-name="T11">.</text:span> Such a string identifies a specific message and stays stable even when an entry is lost or not available, and then can be used to locate the next closest entry.</text:p>
        <text:p text:style-name="Text_20_body">j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text:soft-page-break/>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text:soft-page-break/>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text:soft-page-break/>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text:soft-page-break/>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Text_20_body"><text:soft-page-break/>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text:soft-page-break/>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843043972000&amp;usg=AFQjCNG0GAy_4oey8mp8ZVbOHR1Z8rlowg">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09:34:59.793415458</meta:creation-date>
    <dc:date>2016-04-29T12:16:28.926150740</dc:date>
    <dc:creator>isx53866409 </dc:creator>
    <meta:editing-duration>PT1H33S</meta:editing-duration>
    <meta:editing-cycles>25</meta:editing-cycles>
    <meta:generator>LibreOffice/4.1.3.2$Linux_X86_64 LibreOffice_project/410$Build-2</meta:generator>
    <meta:document-statistic meta:table-count="0" meta:image-count="0" meta:object-count="0" meta:page-count="12" meta:paragraph-count="140" meta:word-count="5390" meta:character-count="32921" meta:non-whitespace-character-count="27692"/>
  </office:meta>
</office:document-meta>
</file>